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4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24200" calcext:value-type="float">
            <text:p>124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19800" calcext:value-type="float">
            <text:p>198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6000" calcext:value-type="float">
            <text:p>-6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10500" calcext:value-type="float">
            <text:p>-10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2100" calcext:value-type="float">
            <text:p>-2100</text:p>
          </table:table-cell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2600" calcext:value-type="float">
            <text:p>-26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400" calcext:value-type="float">
            <text:p>-4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150" calcext:value-type="float">
            <text:p>-1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8300" calcext:value-type="float">
            <text:p>-83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5500" calcext:value-type="float">
            <text:p>5500</text:p>
          </table:table-cell>
          <table:table-cell table:number-columns-repeated="3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5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/>
          <table:table-cell table:formula="of:=[.B54]/21" office:value-type="float" office:value="376.190476190476" calcext:value-type="float">
            <text:p>376.1904761905</text:p>
          </table:table-cell>
          <table:table-cell table:formula="of:=[.C54]/20" office:value-type="float" office:value="405" calcext:value-type="float">
            <text:p>405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19" office:value-type="float" office:value="410.526315789474" calcext:value-type="float">
            <text:p>410.5263157895</text:p>
          </table:table-cell>
          <table:table-cell table:formula="of:=[.F54]/22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4"/>
          <table:table-cell table:style-name="ce15" table:formula="of:=SUM([.B80:.F80])" office:value-type="float" office:value="8800" calcext:value-type="float">
            <text:p>880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2"/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19" office:value-type="float" office:value="0" calcext:value-type="float">
            <text:p>0</text:p>
          </table:table-cell>
          <table:table-cell table:formula="of:=[.F80]/22" office:value-type="float" office:value="0" calcext:value-type="float">
            <text:p>0</text:p>
          </table:table-cell>
          <table:table-cell/>
          <table:table-cell table:style-name="ce21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1:11:14.311933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26T11:14:24.540504958</dc:date>
    <meta:editing-duration>P10DT39M54S</meta:editing-duration>
    <meta:editing-cycles>3110</meta:editing-cycles>
    <meta:generator>LibreOffice/4.2.8.2$Linux_X86_64 LibreOffice_project/420m0$Build-2</meta:generator>
    <meta:document-statistic meta:table-count="18" meta:cell-count="8366" meta:object-count="0"/>
  </office:meta>
</office:document-meta>
</file>